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cm" draw:marker-end="Arrowheads_20_1" draw:marker-end-width="0.153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end="Arrow" draw:marker-end-width="0.153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fo:min-height="0.75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0.75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0.75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0.672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1.471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fo:min-height="0.99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fill="none" draw:fill-color="#ffffff" fo:min-height="1.3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fo:min-height="1.32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fill="none" draw:fill-color="#ffffff" fo:min-height="1.158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fill="none" draw:fill-color="#ffffff" fo:min-height="1.159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66cm" svg:height="2.642cm" svg:x="3.234cm" svg:y="0.822cm">
          <text:p text:style-name="P1">Feature Analysis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2" draw:layer="layout" svg:width="6.866cm" svg:height="2.642cm" svg:x="3.234cm" svg:y="11.843cm">
          <text:p text:style-name="P1"><text:span text:style-name="T1">Prototyping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" draw:text-style-name="P2" draw:layer="layout" svg:width="6.866cm" svg:height="2.642cm" svg:x="3.234cm" svg:y="8.54cm">
          <text:p text:style-name="P1"><text:span text:style-name="T1">Static Analysis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2" draw:layer="layout" svg:width="6.866cm" svg:height="2.642cm" svg:x="3.234cm" svg:y="4.127cm">
          <text:p text:style-name="P1"><text:span text:style-name="T1">Translation and</text:span></text:p>
          <text:p text:style-name="P1"><text:span text:style-name="T1">Instantia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draw:layer="layout" svg:width="6.866cm" svg:height="2.643cm" svg:x="3.233cm" svg:y="15.797cm">
          <text:p text:style-name="P1"><text:span text:style-name="T1">Captured Identifiers</text:span></text:p>
          <text:p text:style-name="P1"><text:span text:style-name="T1">Analy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8.24cm" svg:height="2.638cm" svg:x="2.57cm" svg:y="20.439cm">
          <text:p text:style-name="P1"><text:span text:style-name="T1">Interpreted or</text:span></text:p>
          <text:p text:style-name="P1"><text:span text:style-name="T1"><text:s/></text:span><text:span text:style-name="T1">Staged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2" draw:layer="layout" svg:width="6.866cm" svg:height="3.623cm" svg:x="12.159cm" svg:y="19.941cm">
          <text:p text:style-name="P1"><text:span text:style-name="T1">Compile-Time </text:span></text:p>
          <text:p text:style-name="P1"><text:span text:style-name="T1">Code Genera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draw:layer="layout" svg:width="6.866cm" svg:height="2.643cm" svg:x="12.16cm" svg:y="11.947cm">
          <text:p text:style-name="P1"><text:span text:style-name="T1">Original Direct</text:span></text:p>
          <text:p text:style-name="P1"><text:span text:style-name="T1"><text:s/></text:span><text:span text:style-name="T1">Embedd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5" draw:text-style-name="P1" draw:layer="layout" svg:x1="10.099cm" svg:y1="2.142cm" svg:x2="12.159cm" svg:y2="2.142cm">
          <text:p/>
        </draw:line>
        <draw:line draw:style-name="gr6" draw:text-style-name="P1" draw:layer="layout" svg:x1="6.666cm" svg:y1="3.463cm" svg:x2="6.666cm" svg:y2="4.124cm">
          <text:p/>
        </draw:line>
        <draw:custom-shape draw:style-name="gr4" draw:text-style-name="P2" draw:layer="layout" svg:width="6.866cm" svg:height="2.642cm" svg:x="12.159cm" svg:y="0.821cm">
          <text:p text:style-name="P1"><text:span text:style-name="T1">Missing Features </text:span></text:p>
          <text:p text:style-name="P1"><text:span text:style-name="T1">Error Report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6" draw:text-style-name="P1" draw:layer="layout" svg:x1="10.1cm" svg:y1="13.164cm" svg:x2="12.16cm" svg:y2="13.164cm">
          <text:p/>
        </draw:line>
        <draw:line draw:style-name="gr6" draw:text-style-name="P1" draw:layer="layout" svg:x1="6.667cm" svg:y1="14.485cm" svg:x2="6.667cm" svg:y2="15.806cm">
          <text:p/>
        </draw:line>
        <draw:custom-shape draw:style-name="gr4" draw:text-style-name="P2" draw:layer="layout" svg:width="6.866cm" svg:height="2.642cm" svg:x="12.16cm" svg:y="8.54cm">
          <text:p text:style-name="P1"><text:span text:style-name="T1">Domain-Specific</text:span></text:p>
          <text:p text:style-name="P1"><text:span text:style-name="T1">Error Report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6" draw:text-style-name="P1" draw:layer="layout" svg:x1="10.1cm" svg:y1="9.861cm" svg:x2="12.16cm" svg:y2="9.861cm">
          <text:p/>
        </draw:line>
        <draw:line draw:style-name="gr6" draw:text-style-name="P1" draw:layer="layout" svg:x1="6.667cm" svg:y1="11.183cm" svg:x2="6.667cm" svg:y2="11.844cm">
          <text:p/>
        </draw:line>
        <draw:line draw:style-name="gr6" draw:text-style-name="P1" draw:layer="layout" svg:x1="10.786cm" svg:y1="21.759cm" svg:x2="12.159cm" svg:y2="21.759cm">
          <text:p/>
        </draw:line>
        <draw:line draw:style-name="gr6" draw:text-style-name="P1" draw:layer="layout" svg:x1="6.683cm" svg:y1="23.115cm" svg:x2="6.683cm" svg:y2="23.776cm">
          <text:p/>
        </draw:line>
        <draw:frame draw:style-name="gr7" draw:text-style-name="P3" draw:layer="layout" svg:width="3.433cm" svg:height="1.054cm" svg:x="9.884cm" svg:y="8.917cm">
          <draw:text-box>
            <text:p><text:span text:style-name="T1">Error</text:span></text:p>
          </draw:text-box>
        </draw:frame>
        <draw:frame draw:style-name="gr8" draw:text-style-name="P4" draw:layer="layout" svg:width="6.18cm" svg:height="1.053cm" svg:x="3.704cm" svg:y="7.043cm">
          <draw:text-box>
            <text:p text:style-name="P4"><text:span text:style-name="T2">Reified EDSL</text:span></text:p>
          </draw:text-box>
        </draw:frame>
        <draw:frame draw:style-name="gr9" draw:text-style-name="P3" draw:layer="layout" svg:width="3.433cm" svg:height="1.052cm" svg:x="9.777cm" svg:y="12.216cm">
          <draw:text-box>
            <text:p><text:span text:style-name="T1">Yes</text:span></text:p>
          </draw:text-box>
        </draw:frame>
        <draw:frame draw:style-name="gr8" draw:text-style-name="P3" draw:layer="layout" svg:width="3.433cm" svg:height="1.053cm" svg:x="9.883cm" svg:y="1.193cm">
          <draw:text-box>
            <text:p><text:span text:style-name="T1">Error</text:span></text:p>
          </draw:text-box>
        </draw:frame>
        <draw:custom-shape draw:style-name="gr4" draw:text-style-name="P2" draw:layer="layout" svg:width="6.866cm" svg:height="3.624cm" svg:x="3.233cm" svg:y="23.79cm">
          <text:p text:style-name="P1"><text:span text:style-name="T1">Interpretation or</text:span></text:p>
          <text:p text:style-name="P1"><text:span text:style-name="T1">Run-Time Code </text:span></text:p>
          <text:p text:style-name="P1"><text:span text:style-name="T1">Genera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0" draw:text-style-name="P4" draw:layer="layout" svg:width="6.18cm" svg:height="1.012cm" svg:x="3.665cm" svg:y="19.072cm">
          <draw:text-box>
            <text:p text:style-name="P4"><text:span text:style-name="T2">Collected Identifiers</text:span></text:p>
          </draw:text-box>
        </draw:frame>
        <draw:frame draw:style-name="gr11" draw:text-style-name="P3" draw:layer="layout" svg:width="3.433cm" svg:height="1.771cm" svg:x="6.559cm" svg:y="11.079cm">
          <draw:text-box>
            <text:p><text:span text:style-name="T1">Success</text:span></text:p>
          </draw:text-box>
        </draw:frame>
        <draw:frame draw:style-name="gr8" draw:text-style-name="P3" draw:layer="layout" svg:width="2.06cm" svg:height="1.053cm" svg:x="6.531cm" svg:y="22.942cm">
          <draw:text-box>
            <text:p><text:span text:style-name="T1">Yes</text:span></text:p>
          </draw:text-box>
        </draw:frame>
        <draw:frame draw:style-name="gr9" draw:text-style-name="P3" draw:layer="layout" svg:width="2.059cm" svg:height="1.052cm" svg:x="10.451cm" svg:y="20.867cm">
          <draw:text-box>
            <text:p><text:span text:style-name="T1">No</text:span></text:p>
          </draw:text-box>
        </draw:frame>
        <draw:frame draw:style-name="gr8" draw:text-style-name="P3" draw:layer="layout" svg:width="2.06cm" svg:height="1.053cm" svg:x="6.559cm" svg:y="14.301cm">
          <draw:text-box>
            <text:p><text:span text:style-name="T1">No</text:span></text:p>
          </draw:text-box>
        </draw:frame>
        <draw:frame draw:style-name="gr12" draw:layer="layout" svg:width="0.686cm" svg:height="1.295cm" svg:x="3.233cm" svg:y="24.353cm">
          <draw:text-box>
            <text:p/>
          </draw:text-box>
        </draw:frame>
        <draw:frame draw:style-name="gr13" draw:text-style-name="P5" draw:layer="layout" svg:width="1.373cm" svg:height="1.63cm" svg:x="8.834cm" svg:y="23.485cm">
          <draw:text-box>
            <text:p><text:span text:style-name="T3">✓</text:span></text:p>
          </draw:text-box>
        </draw:frame>
        <draw:frame draw:style-name="gr13" draw:text-style-name="P5" draw:layer="layout" svg:width="1.374cm" svg:height="1.63cm" svg:x="17.761cm" svg:y="11.638cm">
          <draw:text-box>
            <text:p><text:span text:style-name="T3">✓</text:span></text:p>
          </draw:text-box>
        </draw:frame>
        <draw:frame draw:style-name="gr14" draw:text-style-name="P5" draw:layer="layout" svg:width="1.374cm" svg:height="1.629cm" svg:x="17.76cm" svg:y="19.626cm">
          <draw:text-box>
            <text:p><text:span text:style-name="T3">✓</text:span></text:p>
          </draw:text-box>
        </draw:frame>
        <draw:frame draw:style-name="gr15" draw:text-style-name="P6" draw:layer="layout" svg:width="1.373cm" svg:height="1.458cm" svg:x="18.085cm" svg:y="0.474cm">
          <draw:text-box>
            <text:p><text:span text:style-name="T4">x</text:span></text:p>
          </draw:text-box>
        </draw:frame>
        <draw:frame draw:style-name="gr16" draw:text-style-name="P6" draw:layer="layout" svg:width="1.373cm" svg:height="1.459cm" svg:x="18.086cm" svg:y="8.2cm">
          <draw:text-box>
            <text:p><text:span text:style-name="T4">x</text:span></text:p>
          </draw:text-box>
        </draw:frame>
        <draw:line draw:style-name="gr17" draw:text-style-name="P1" draw:layer="layout" svg:x1="6.667cm" svg:y1="6.775cm" svg:x2="6.667cm" svg:y2="7.332cm">
          <text:p/>
        </draw:line>
        <draw:line draw:style-name="gr17" draw:text-style-name="P1" draw:layer="layout" svg:x1="6.666cm" svg:y1="19.213cm" svg:x2="6.666cm" svg:y2="18.448cm">
          <text:p/>
        </draw:line>
        <draw:line draw:style-name="gr6" draw:text-style-name="P1" draw:layer="layout" svg:x1="6.666cm" svg:y1="19.79cm" svg:x2="6.666cm" svg:y2="20.451cm">
          <text:p/>
        </draw:line>
        <draw:line draw:style-name="gr6" draw:text-style-name="P1" draw:layer="layout" svg:x1="6.667cm" svg:y1="7.888cm" svg:x2="6.667cm" svg:y2="8.549cm">
          <text:p/>
        </draw:line>
        <draw:frame draw:style-name="gr16" draw:text-style-name="P6" draw:layer="measurelines" svg:width="10.898cm" svg:height="1.459cm" svg:x="11.057cm" svg:y="24.06cm">
          <draw:text-box>
            <text:p><text:span text:style-name="T4">X – Compilation Error</text:span></text:p>
          </draw:text-box>
        </draw:frame>
        <draw:frame draw:style-name="gr14" draw:text-style-name="P6" draw:layer="measurelines" svg:width="13.639cm" svg:height="1.639cm" svg:x="10.956cm" svg:y="25.33cm">
          <draw:text-box>
            <text:p text:style-name="P6"><text:span text:style-name="T5">✓</text:span><text:span text:style-name="T4">– </text:span><text:span text:style-name="T4">Successful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63cm" fo:margin-bottom="0.826cm" fo:margin-left="2.961cm" fo:margin-right="2.42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ojin Jovanovic</meta:initial-creator>
    <meta:creation-date>2013-03-27T09:18:01</meta:creation-date>
    <dc:date>2013-12-10T21:23:18</dc:date>
    <dc:creator>Vojin Jovanovic</dc:creator>
    <meta:editing-duration>P2DT2H16M22S</meta:editing-duration>
    <meta:editing-cycles>36</meta:editing-cycles>
    <meta:generator>LibreOffice/3.3$Unix LibreOffice_project/330m19$Build-401</meta:generator>
    <meta:printed-by>Vojin Jovanovic</meta:printed-by>
    <meta:print-date>2013-03-27T10:30:01</meta:print-date>
    <meta:document-statistic meta:object-count="40"/>
  </office:meta>
</office:document-meta>
</file>